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: <text:s/>(на Терре - 2019-й)</text:p>
      <text:p text:style-name="P1"/>
      <text:p text:style-name="P1">Год 2142</text:p>
      <text:p text:style-name="P1">&lt;14-е мая&gt; — Селестия поручает Твайлайт Спаркл изучить проблему исчезновения пони и кошмаров пегасов.</text:p>
      <text:p text:style-name="P1">15-е августа — эксперимент с заклинанием Прозрения</text:p>
      <text:p text:style-name="P2">&lt;<text:span text:style-name="T2">16</text:span>-<text:span text:style-name="T2">е августа</text:span>&gt; <text:span text:style-name="T2">- Отстранение Твайлайт от исследований приказом Луны</text:span></text:p>
      <text:p text:style-name="P1"/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6-е июля — прибытие в Груммингтон</text:p>
      <text:p text:style-name="P1">7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<text:soft-page-break/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0:39.16</meta:creation-date>
    <dc:date>2017-07-24T00:33:22.90</dc:date>
    <meta:editing-duration>PT13H2M38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2" meta:paragraph-count="35" meta:word-count="320" meta:character-count="1951"/>
    <dc:creator>макс </dc:creator>
  </office:meta>
</office:document-meta>
</file>